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 style:list-style-name="L1">
      <style:paragraph-properties fo:margin-top="0cm" fo:margin-bottom="0.499cm" style:contextual-spacing="false" fo:line-height="150%"/>
      <style:text-properties officeooo:paragraph-rsid="0046b883"/>
    </style:style>
    <style:style style:name="P3" style:family="paragraph" style:parent-style-name="Text_20_body">
      <style:paragraph-properties fo:margin-top="0cm" fo:margin-bottom="0.499cm" style:contextual-spacing="false" fo:line-height="150%" fo:break-before="page"/>
      <style:text-properties fo:font-weight="bold" officeooo:paragraph-rsid="0046b883" style:font-weight-asian="bold" style:font-weight-complex="bold"/>
    </style:style>
    <style:style style:name="P4" style:family="paragraph" style:parent-style-name="Text_20_body" style:list-style-name="L2">
      <style:paragraph-properties fo:margin-top="0cm" fo:margin-bottom="0.499cm" style:contextual-spacing="false" fo:line-height="150%"/>
      <style:text-properties officeooo:paragraph-rsid="0046b883"/>
    </style:style>
    <style:style style:name="P5" style:family="paragraph" style:parent-style-name="Text_20_body" style:list-style-name="L3">
      <style:paragraph-properties fo:margin-top="0cm" fo:margin-bottom="0.499cm" style:contextual-spacing="false" fo:line-height="150%"/>
      <style:text-properties officeooo:paragraph-rsid="0046b883"/>
    </style:style>
    <style:style style:name="P6" style:family="paragraph" style:parent-style-name="Text_20_body" style:list-style-name="L4">
      <style:paragraph-properties fo:margin-top="0cm" fo:margin-bottom="0.499cm" style:contextual-spacing="false" fo:line-height="150%"/>
      <style:text-properties officeooo:paragraph-rsid="0046b883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55c822"/>
    </style:style>
    <style:style style:name="T4" style:family="text">
      <style:text-properties fo:font-weight="bold" officeooo:rsid="0055c822" style:font-weight-asian="bold" style:font-weight-complex="bold"/>
    </style:style>
    <style:style style:name="T5" style:family="text">
      <style:text-properties officeooo:rsid="0054b1f1"/>
    </style:style>
    <style:style style:name="T6" style:family="text">
      <style:text-properties officeooo:rsid="0051d68a"/>
    </style:style>
    <style:style style:name="T7" style:family="text">
      <style:text-properties officeooo:rsid="0050d310"/>
    </style:style>
    <style:style style:name="T8" style:family="text">
      <style:text-properties fo:font-size="14pt" officeooo:rsid="0042820b" style:font-size-asian="14pt" style:font-size-complex="14pt"/>
    </style:style>
    <style:style style:name="T9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ll to Worship</text:span> (John 1:1-5) / <text:span text:style-name="T1">Opening prayer</text:span> (Douglas M)</text:p>
      <text:p text:style-name="P1"><text:span text:style-name="T1">Praise:</text:span> <text:span text:style-name="T2">The Lord is my salvation</text:span></text:p>
      <text:p text:style-name="P1"><text:span text:style-name="T1">Bible Reading:</text:span> Isaiah 63:7-14 <text:s/>(Russell E)</text:p>
      <text:p text:style-name="P1"><text:span text:style-name="T1">Announcements</text:span> (John A)</text:p>
      <text:list text:style-name="L1">
        <text:list-item>
          <text:p text:style-name="P2">OCC - Sat 11th October 2:30pm</text:p>
        </text:list-item>
        <text:list-item>
          <text:p text:style-name="P2">AGM and Congregational meeting</text:p>
        </text:list-item>
        <text:list-item>
          <text:p text:style-name="P2">Camp</text:p>
        </text:list-item>
      </text:list>
      <text:p text:style-name="P1"><text:span text:style-name="T1">Mission</text:span> Video - Bibles for the Persecuted (1)</text:p>
      <text:p text:style-name="P1"><text:span text:style-name="T1">Prayer</text:span> for the church and the world <text:s/>(Mook L)</text:p>
      <text:p text:style-name="P1"><text:span text:style-name="T1">Praise:</text:span> <text:span text:style-name="T2">My Lord, I did not choose you</text:span> (Rej 97) <text:span text:style-name="T3">(</text:span><text:span text:style-name="T4">Offering</text:span><text:span text:style-name="T3">)</text:span></text:p>
      <text:p text:style-name="P1"><text:span text:style-name="T1">Bible reading:</text:span> 2 John (MarJo A)</text:p>
      <text:p text:style-name="P1"><text:span text:style-name="T1">Sermon:</text:span> “TRUTH AND LOVE” (DM)</text:p>
      <text:p text:style-name="P1"><text:span text:style-name="T1">Praise:</text:span> <text:span text:style-name="T2">For the bread and for the wine</text:span> (Rej! 354)</text:p>
      <text:p text:style-name="P1"><text:span text:style-name="T1">Lord’</text:span><text:span text:style-name="T4">s</text:span><text:span text:style-name="T1"> Supper</text:span> <text:span text:style-name="T3">(includes welcome to membership for Yos &amp; Sophia)</text:span></text:p>
      <text:p text:style-name="P1"><text:span text:style-name="T1">Praise: </text:span><text:span text:style-name="T2">Christ our hope in life and death</text:span></text:p>
      <text:p text:style-name="P1"><text:span text:style-name="T1">Benediction</text:span> (DM)</text:p>
      <text:p text:style-name="P3">Sermon Outline</text:p>
      <text:p text:style-name="P1">“TRUTH AND LOVE” <text:s text:c="2"/>(2 John 1-3)</text:p>
      <text:p text:style-name="P1">Introduction</text:p>
      <text:p text:style-name="P1"><text:span text:style-name="T5">1. </text:span>The church</text:p>
      <text:list text:style-name="L2">
        <text:list-item>
          <text:p text:style-name="P4">Presbyterian</text:p>
        </text:list-item>
        <text:list-item>
          <text:p text:style-name="P4">Chosen</text:p>
        </text:list-item>
        <text:list-item>
          <text:p text:style-name="P4">Mother</text:p>
        </text:list-item>
        <text:list-item>
          <text:p text:style-name="P4">Loved</text:p>
        </text:list-item>
      </text:list>
      <text:p text:style-name="P1"><text:span text:style-name="T5">2. </text:span>The truth</text:p>
      <text:list text:style-name="L3">
        <text:list-item>
          <text:p text:style-name="P5">Word</text:p>
        </text:list-item>
        <text:list-item>
          <text:p text:style-name="P5">Jesus Christ</text:p>
        </text:list-item>
        <text:list-item>
          <text:p text:style-name="P5">Holy Spirit</text:p>
        </text:list-item>
      </text:list>
      <text:p text:style-name="P1"><text:span text:style-name="T5">3. </text:span>The greeting</text:p>
      <text:list text:style-name="L4">
        <text:list-item>
          <text:p text:style-name="P6">Wish</text:p>
        </text:list-item>
        <text:list-item>
          <text:p text:style-name="P6">3-fold</text:p>
        </text:list-item>
        <text:list-item>
          <text:p text:style-name="P6">Father and Son</text:p>
        </text:list-item>
      </text:list>
      <text:p text:style-name="P1">Conclusion</text:p>
      <text:p text:style-name="P1"/>
      <text:p text:style-name="P7"><text:span text:style-name="Strong_20_Emphasis">Call to Worship</text:span> <text:span text:style-name="T6">(1 Chron 16:8-9) </text:span><text:span text:style-name="T7">&amp;</text:span> <text:span text:style-name="Strong_20_Emphasis">Opening prayer</text:span> </text:p>
      <text:p text:style-name="Opening_5f_Verse">[8] Give praise to the Lord, proclaim his name; make known among the nations what he has done. </text:p>
      <text:p text:style-name="Opening_5f_Verse">[9] Sing to him, sing praise to him; tell of all his wonderful acts. </text:p>
      <text:p text:style-name="P8"><text:span text:style-name="T8">[</text:span><text:span text:style-name="T9">Rej! 47</text:span><text:span text:style-name="T8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b1f1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5</text:span><text:span text:style-name="MT2">th</text:span> <text:span text:style-name="MT1">October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0-04T20:34:05.173812372</dc:date>
    <meta:editing-duration>PT6H46M2S</meta:editing-duration>
    <meta:editing-cycles>49</meta:editing-cycles>
    <meta:generator>LibreOffice/25.2.6.2$Linux_X86_64 LibreOffice_project/520$Build-2</meta:generator>
    <meta:print-date>2024-02-03T21:06:33.278074986</meta:print-date>
    <meta:document-statistic meta:table-count="0" meta:image-count="0" meta:object-count="0" meta:page-count="3" meta:paragraph-count="38" meta:word-count="200" meta:character-count="1058" meta:non-whitespace-character-count="902"/>
  </office:meta>
</office:document-meta>
</file>